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table:formula="of:=POWER(2;(1/12))" office:value-type="float" office:value="1.0594630943593" calcext:value-type="float">
            <text:p>1,0594630943593</text:p>
          </table:table-cell>
          <table:table-cell table:number-columns-repeated="5"/>
        </table:table-row>
        <table:table-row table:style-name="ro1">
          <table:table-cell table:formula="of:=[.D2]*[.B2]/[.C2]" office:value-type="float" office:value="109375" calcext:value-type="float">
            <text:p>109375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25000" calcext:value-type="float">
            <text:p>125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D4]/[.$A$1]" office:value-type="float" office:value="27.4999999999999" calcext:value-type="float">
            <text:p>27,50</text:p>
          </table:table-cell>
          <table:table-cell table:formula="of:=[.$A$2]/[.D3]" office:value-type="float" office:value="3977.27272727274" calcext:value-type="float">
            <text:p>3977</text:p>
          </table:table-cell>
          <table:table-cell table:formula="of:=[.E3]" office:value-type="float" office:value="3977.27272727274" calcext:value-type="float">
            <text:p>3977,27272727274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formula="of:=[.D5]/[.$A$1]" office:value-type="float" office:value="29.1352350948806" calcext:value-type="float">
            <text:p>29,14</text:p>
          </table:table-cell>
          <table:table-cell table:formula="of:=[.$A$2]/[.D4]" office:value-type="float" office:value="3754.0455618022" calcext:value-type="float">
            <text:p>3754</text:p>
          </table:table-cell>
          <table:table-cell table:formula="of:=[.E4]" office:value-type="float" office:value="3754.0455618022" calcext:value-type="float">
            <text:p>3754,0455618022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D6]/[.$A$1]" office:value-type="float" office:value="30.8677063285077" calcext:value-type="float">
            <text:p>30,87</text:p>
          </table:table-cell>
          <table:table-cell table:formula="of:=[.$A$2]/[.D5]" office:value-type="float" office:value="3543.34717442181" calcext:value-type="float">
            <text:p>3543</text:p>
          </table:table-cell>
          <table:table-cell table:formula="of:=[.E5]" office:value-type="float" office:value="3543.34717442181" calcext:value-type="float">
            <text:p>3543,3471744218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D7]/[.$A$1]" office:value-type="float" office:value="32.7031956625748" calcext:value-type="float">
            <text:p>32,70</text:p>
          </table:table-cell>
          <table:table-cell table:formula="of:=[.$A$2]/[.D6]" office:value-type="float" office:value="3344.47437885001" calcext:value-type="float">
            <text:p>3344</text:p>
          </table:table-cell>
          <table:table-cell table:formula="of:=[.E6]" office:value-type="float" office:value="3344.47437885001" calcext:value-type="float">
            <text:p>3344,47437885001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formula="of:=[.D8]/[.$A$1]" office:value-type="float" office:value="34.6478288721089" calcext:value-type="float">
            <text:p>34,65</text:p>
          </table:table-cell>
          <table:table-cell table:formula="of:=[.$A$2]/[.D7]" office:value-type="float" office:value="3156.76345561859" calcext:value-type="float">
            <text:p>3157</text:p>
          </table:table-cell>
          <table:table-cell table:formula="of:=[.E7]" office:value-type="float" office:value="3156.76345561859" calcext:value-type="float">
            <text:p>3156,76345561859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D9]/[.$A$1]" office:value-type="float" office:value="36.7080959896759" calcext:value-type="float">
            <text:p>36,71</text:p>
          </table:table-cell>
          <table:table-cell table:formula="of:=[.$A$2]/[.D8]" office:value-type="float" office:value="2979.58793697068" calcext:value-type="float">
            <text:p>2980</text:p>
          </table:table-cell>
          <table:table-cell table:formula="of:=[.E8]" office:value-type="float" office:value="2979.58793697068" calcext:value-type="float">
            <text:p>2979,58793697068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table:formula="of:=[.D10]/[.$A$1]" office:value-type="float" office:value="38.89087296526" calcext:value-type="float">
            <text:p>38,89</text:p>
          </table:table-cell>
          <table:table-cell table:formula="of:=[.$A$2]/[.D9]" office:value-type="float" office:value="2812.35651608286" calcext:value-type="float">
            <text:p>2812</text:p>
          </table:table-cell>
          <table:table-cell table:formula="of:=[.E9]" office:value-type="float" office:value="2812.35651608286" calcext:value-type="float">
            <text:p>2812,3565160828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D11]/[.$A$1]" office:value-type="float" office:value="41.2034446141087" calcext:value-type="float">
            <text:p>41,20</text:p>
          </table:table-cell>
          <table:table-cell table:formula="of:=[.$A$2]/[.D10]" office:value-type="float" office:value="2654.5110736336" calcext:value-type="float">
            <text:p>2655</text:p>
          </table:table-cell>
          <table:table-cell table:formula="of:=[.E10]" office:value-type="float" office:value="2654.5110736336" calcext:value-type="float">
            <text:p>2654,5110736336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D12]/[.$A$1]" office:value-type="float" office:value="43.6535289291254" calcext:value-type="float">
            <text:p>43,65</text:p>
          </table:table-cell>
          <table:table-cell table:formula="of:=[.$A$2]/[.D11]" office:value-type="float" office:value="2505.52481513186" calcext:value-type="float">
            <text:p>2506</text:p>
          </table:table-cell>
          <table:table-cell table:formula="of:=[.E11]" office:value-type="float" office:value="2505.52481513186" calcext:value-type="float">
            <text:p>2505,52481513186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1" calcext:value-type="float">
            <text:p>1</text:p>
          </table:table-cell>
          <table:table-cell table:formula="of:=[.D13]/[.$A$1]" office:value-type="float" office:value="46.2493028389542" calcext:value-type="float">
            <text:p>46,25</text:p>
          </table:table-cell>
          <table:table-cell table:formula="of:=[.$A$2]/[.D12]" office:value-type="float" office:value="2364.90051278951" calcext:value-type="float">
            <text:p>2365</text:p>
          </table:table-cell>
          <table:table-cell table:formula="of:=[.E12]" office:value-type="float" office:value="2364.90051278951" calcext:value-type="float">
            <text:p>2364,90051278951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.D14]/[.$A$1]" office:value-type="float" office:value="48.9994294977186" calcext:value-type="float">
            <text:p>49,00</text:p>
          </table:table-cell>
          <table:table-cell table:formula="of:=[.$A$2]/[.D13]" office:value-type="float" office:value="2232.16884606978" calcext:value-type="float">
            <text:p>2232</text:p>
          </table:table-cell>
          <table:table-cell table:formula="of:=[.E13]" office:value-type="float" office:value="2232.16884606978" calcext:value-type="float">
            <text:p>2232,16884606978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formula="of:=[.D15]/[.$A$1]" office:value-type="float" office:value="51.9130871974931" calcext:value-type="float">
            <text:p>51,91</text:p>
          </table:table-cell>
          <table:table-cell table:formula="of:=[.$A$2]/[.D14]" office:value-type="float" office:value="2106.8868353736" calcext:value-type="float">
            <text:p>2107</text:p>
          </table:table-cell>
          <table:table-cell table:formula="of:=[.E14]" office:value-type="float" office:value="2106.8868353736" calcext:value-type="float">
            <text:p>2106,886835373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D16]/[.$A$1]" office:value-type="float" office:value="54.9999999999999" calcext:value-type="float">
            <text:p>55,00</text:p>
          </table:table-cell>
          <table:table-cell table:formula="of:=[.$A$2]/[.D15]" office:value-type="float" office:value="1988.63636363637" calcext:value-type="float">
            <text:p>1989</text:p>
          </table:table-cell>
          <table:table-cell table:formula="of:=[.E15]" office:value-type="float" office:value="1988.63636363637" calcext:value-type="float">
            <text:p>1988,63636363637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table:formula="of:=[.D17]/[.$A$1]" office:value-type="float" office:value="58.2704701897611" calcext:value-type="float">
            <text:p>58,27</text:p>
          </table:table-cell>
          <table:table-cell table:formula="of:=[.$A$2]/[.D16]" office:value-type="float" office:value="1877.0227809011" calcext:value-type="float">
            <text:p>1877</text:p>
          </table:table-cell>
          <table:table-cell table:formula="of:=[.E16]" office:value-type="float" office:value="1877.0227809011" calcext:value-type="float">
            <text:p>1877,022780901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D18]/[.$A$1]" office:value-type="float" office:value="61.7354126570154" calcext:value-type="float">
            <text:p>61,74</text:p>
          </table:table-cell>
          <table:table-cell table:formula="of:=[.$A$2]/[.D17]" office:value-type="float" office:value="1771.67358721091" calcext:value-type="float">
            <text:p>1772</text:p>
          </table:table-cell>
          <table:table-cell table:formula="of:=[.E17]" office:value-type="float" office:value="1771.67358721091" calcext:value-type="float">
            <text:p>1771,6735872109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.D19]/[.$A$1]" office:value-type="float" office:value="65.4063913251495" calcext:value-type="float">
            <text:p>65,41</text:p>
          </table:table-cell>
          <table:table-cell table:formula="of:=[.$A$2]/[.D18]" office:value-type="float" office:value="1672.237189425" calcext:value-type="float">
            <text:p>1672</text:p>
          </table:table-cell>
          <table:table-cell table:formula="of:=[.E18]" office:value-type="float" office:value="1672.237189425" calcext:value-type="float">
            <text:p>1672,237189425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2" calcext:value-type="float">
            <text:p>2</text:p>
          </table:table-cell>
          <table:table-cell table:formula="of:=[.D20]/[.$A$1]" office:value-type="float" office:value="69.2956577442179" calcext:value-type="float">
            <text:p>69,30</text:p>
          </table:table-cell>
          <table:table-cell table:formula="of:=[.$A$2]/[.D19]" office:value-type="float" office:value="1578.38172780929" calcext:value-type="float">
            <text:p>1578</text:p>
          </table:table-cell>
          <table:table-cell table:formula="of:=[.E19]" office:value-type="float" office:value="1578.38172780929" calcext:value-type="float">
            <text:p>1578,38172780929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.D21]/[.$A$1]" office:value-type="float" office:value="73.4161919793518" calcext:value-type="float">
            <text:p>73,42</text:p>
          </table:table-cell>
          <table:table-cell table:formula="of:=[.$A$2]/[.D20]" office:value-type="float" office:value="1489.79396848534" calcext:value-type="float">
            <text:p>1490</text:p>
          </table:table-cell>
          <table:table-cell table:formula="of:=[.E20]" office:value-type="float" office:value="1489.79396848534" calcext:value-type="float">
            <text:p>1489,79396848534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2" calcext:value-type="float">
            <text:p>2</text:p>
          </table:table-cell>
          <table:table-cell table:formula="of:=[.D22]/[.$A$1]" office:value-type="float" office:value="77.7817459305201" calcext:value-type="float">
            <text:p>77,78</text:p>
          </table:table-cell>
          <table:table-cell table:formula="of:=[.$A$2]/[.D21]" office:value-type="float" office:value="1406.17825804143" calcext:value-type="float">
            <text:p>1406</text:p>
          </table:table-cell>
          <table:table-cell table:formula="of:=[.E21]" office:value-type="float" office:value="1406.17825804143" calcext:value-type="float">
            <text:p>1406,17825804143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.D23]/[.$A$1]" office:value-type="float" office:value="82.4068892282174" calcext:value-type="float">
            <text:p>82,41</text:p>
          </table:table-cell>
          <table:table-cell table:formula="of:=[.$A$2]/[.D22]" office:value-type="float" office:value="1327.2555368168" calcext:value-type="float">
            <text:p>1327</text:p>
          </table:table-cell>
          <table:table-cell table:formula="of:=[.E22]" office:value-type="float" office:value="1327.2555368168" calcext:value-type="float">
            <text:p>1327,2555368168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.D24]/[.$A$1]" office:value-type="float" office:value="87.3070578582508" calcext:value-type="float">
            <text:p>87,31</text:p>
          </table:table-cell>
          <table:table-cell table:formula="of:=[.$A$2]/[.D23]" office:value-type="float" office:value="1252.76240756593" calcext:value-type="float">
            <text:p>1253</text:p>
          </table:table-cell>
          <table:table-cell table:formula="of:=[.E23]" office:value-type="float" office:value="1252.76240756593" calcext:value-type="float">
            <text:p>1252,7624075659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2" calcext:value-type="float">
            <text:p>2</text:p>
          </table:table-cell>
          <table:table-cell table:formula="of:=[.D25]/[.$A$1]" office:value-type="float" office:value="92.4986056779085" calcext:value-type="float">
            <text:p>92,50</text:p>
          </table:table-cell>
          <table:table-cell table:formula="of:=[.$A$2]/[.D24]" office:value-type="float" office:value="1182.45025639475" calcext:value-type="float">
            <text:p>1182</text:p>
          </table:table-cell>
          <table:table-cell table:formula="of:=[.E24]" office:value-type="float" office:value="1182.45025639475" calcext:value-type="float">
            <text:p>1182,45025639475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.D26]/[.$A$1]" office:value-type="float" office:value="97.9988589954372" calcext:value-type="float">
            <text:p>98,00</text:p>
          </table:table-cell>
          <table:table-cell table:formula="of:=[.$A$2]/[.D25]" office:value-type="float" office:value="1116.08442303489" calcext:value-type="float">
            <text:p>1116</text:p>
          </table:table-cell>
          <table:table-cell table:formula="of:=[.E25]" office:value-type="float" office:value="1116.08442303489" calcext:value-type="float">
            <text:p>1116,08442303489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formula="of:=[.D27]/[.$A$1]" office:value-type="float" office:value="103.826174394986" calcext:value-type="float">
            <text:p>103,83</text:p>
          </table:table-cell>
          <table:table-cell table:formula="of:=[.$A$2]/[.D26]" office:value-type="float" office:value="1053.4434176868" calcext:value-type="float">
            <text:p>1053</text:p>
          </table:table-cell>
          <table:table-cell table:formula="of:=[.E26]" office:value-type="float" office:value="1053.4434176868" calcext:value-type="float">
            <text:p>1053,4434176868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.D28]/[.$A$1]" office:value-type="float" office:value="110" calcext:value-type="float">
            <text:p>110,00</text:p>
          </table:table-cell>
          <table:table-cell table:formula="of:=[.$A$2]/[.D27]" office:value-type="float" office:value="994.318181818183" calcext:value-type="float">
            <text:p>994</text:p>
          </table:table-cell>
          <table:table-cell table:formula="of:=[.E27]" office:value-type="float" office:value="994.318181818183" calcext:value-type="float">
            <text:p>994,318181818183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  <table:table-cell table:formula="of:=[.D29]/[.$A$1]" office:value-type="float" office:value="116.540940379522" calcext:value-type="float">
            <text:p>116,54</text:p>
          </table:table-cell>
          <table:table-cell table:formula="of:=[.$A$2]/[.D28]" office:value-type="float" office:value="938.511390450549" calcext:value-type="float">
            <text:p>939</text:p>
          </table:table-cell>
          <table:table-cell table:formula="of:=[.E28]" office:value-type="float" office:value="938.511390450549" calcext:value-type="float">
            <text:p>938,511390450549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.D30]/[.$A$1]" office:value-type="float" office:value="123.470825314031" calcext:value-type="float">
            <text:p>123,47</text:p>
          </table:table-cell>
          <table:table-cell table:formula="of:=[.$A$2]/[.D29]" office:value-type="float" office:value="885.836793605452" calcext:value-type="float">
            <text:p>886</text:p>
          </table:table-cell>
          <table:table-cell table:formula="of:=[.E29]" office:value-type="float" office:value="885.836793605452" calcext:value-type="float">
            <text:p>885,8367936054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.D31]/[.$A$1]" office:value-type="float" office:value="130.812782650299" calcext:value-type="float">
            <text:p>130,81</text:p>
          </table:table-cell>
          <table:table-cell table:formula="of:=[.$A$2]/[.D30]" office:value-type="float" office:value="836.118594712501" calcext:value-type="float">
            <text:p>836</text:p>
          </table:table-cell>
          <table:table-cell table:formula="of:=[.E30]" office:value-type="float" office:value="836.118594712501" calcext:value-type="float">
            <text:p>836,118594712501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table:formula="of:=[.D32]/[.$A$1]" office:value-type="float" office:value="138.591315488436" calcext:value-type="float">
            <text:p>138,59</text:p>
          </table:table-cell>
          <table:table-cell table:formula="of:=[.$A$2]/[.D31]" office:value-type="float" office:value="789.190863904645" calcext:value-type="float">
            <text:p>789</text:p>
          </table:table-cell>
          <table:table-cell table:formula="of:=[.E31]" office:value-type="float" office:value="789.190863904645" calcext:value-type="float">
            <text:p>789,190863904645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.D33]/[.$A$1]" office:value-type="float" office:value="146.832383958704" calcext:value-type="float">
            <text:p>146,83</text:p>
          </table:table-cell>
          <table:table-cell table:formula="of:=[.$A$2]/[.D32]" office:value-type="float" office:value="744.896984242669" calcext:value-type="float">
            <text:p>745</text:p>
          </table:table-cell>
          <table:table-cell table:formula="of:=[.E32]" office:value-type="float" office:value="744.896984242669" calcext:value-type="float">
            <text:p>744,896984242669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formula="of:=[.D34]/[.$A$1]" office:value-type="float" office:value="155.56349186104" calcext:value-type="float">
            <text:p>155,56</text:p>
          </table:table-cell>
          <table:table-cell table:formula="of:=[.$A$2]/[.D33]" office:value-type="float" office:value="703.089129020716" calcext:value-type="float">
            <text:p>703</text:p>
          </table:table-cell>
          <table:table-cell table:formula="of:=[.E33]" office:value-type="float" office:value="703.089129020716" calcext:value-type="float">
            <text:p>703,08912902071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.D35]/[.$A$1]" office:value-type="float" office:value="164.813778456435" calcext:value-type="float">
            <text:p>164,81</text:p>
          </table:table-cell>
          <table:table-cell table:formula="of:=[.$A$2]/[.D34]" office:value-type="float" office:value="663.627768408398" calcext:value-type="float">
            <text:p>664</text:p>
          </table:table-cell>
          <table:table-cell table:formula="of:=[.E34]" office:value-type="float" office:value="663.627768408398" calcext:value-type="float">
            <text:p>663,627768408398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.D36]/[.$A$1]" office:value-type="float" office:value="174.614115716502" calcext:value-type="float">
            <text:p>174,61</text:p>
          </table:table-cell>
          <table:table-cell table:formula="of:=[.$A$2]/[.D35]" office:value-type="float" office:value="626.381203782963" calcext:value-type="float">
            <text:p>626</text:p>
          </table:table-cell>
          <table:table-cell table:formula="of:=[.E35]" office:value-type="float" office:value="626.381203782963" calcext:value-type="float">
            <text:p>626,38120378296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3" calcext:value-type="float">
            <text:p>3</text:p>
          </table:table-cell>
          <table:table-cell table:formula="of:=[.D37]/[.$A$1]" office:value-type="float" office:value="184.997211355817" calcext:value-type="float">
            <text:p>185,00</text:p>
          </table:table-cell>
          <table:table-cell table:formula="of:=[.$A$2]/[.D36]" office:value-type="float" office:value="591.225128197376" calcext:value-type="float">
            <text:p>591</text:p>
          </table:table-cell>
          <table:table-cell table:formula="of:=[.E36]" office:value-type="float" office:value="591.225128197376" calcext:value-type="float">
            <text:p>591,225128197376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D38]/[.$A$1]" office:value-type="float" office:value="195.997717990874" calcext:value-type="float">
            <text:p>196,00</text:p>
          </table:table-cell>
          <table:table-cell table:formula="of:=[.$A$2]/[.D37]" office:value-type="float" office:value="558.042211517444" calcext:value-type="float">
            <text:p>558</text:p>
          </table:table-cell>
          <table:table-cell table:formula="of:=[.E37]" office:value-type="float" office:value="558.042211517444" calcext:value-type="float">
            <text:p>558,042211517444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formula="of:=[.D39]/[.$A$1]" office:value-type="float" office:value="207.652348789972" calcext:value-type="float">
            <text:p>207,65</text:p>
          </table:table-cell>
          <table:table-cell table:formula="of:=[.$A$2]/[.D38]" office:value-type="float" office:value="526.7217088434" calcext:value-type="float">
            <text:p>527</text:p>
          </table:table-cell>
          <table:table-cell table:formula="of:=[.E38]" office:value-type="float" office:value="526.7217088434" calcext:value-type="float">
            <text:p>526,7217088434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.D40]/[.$A$1]" office:value-type="float" office:value="220" calcext:value-type="float">
            <text:p>220,00</text:p>
          </table:table-cell>
          <table:table-cell table:formula="of:=[.$A$2]/[.D39]" office:value-type="float" office:value="497.159090909091" calcext:value-type="float">
            <text:p>497</text:p>
          </table:table-cell>
          <table:table-cell table:formula="of:=[.E39]" office:value-type="float" office:value="497.159090909091" calcext:value-type="float">
            <text:p>497,159090909091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3" calcext:value-type="float">
            <text:p>3</text:p>
          </table:table-cell>
          <table:table-cell table:formula="of:=[.D41]/[.$A$1]" office:value-type="float" office:value="233.081880759045" calcext:value-type="float">
            <text:p>233,08</text:p>
          </table:table-cell>
          <table:table-cell table:formula="of:=[.$A$2]/[.D40]" office:value-type="float" office:value="469.255695225274" calcext:value-type="float">
            <text:p>469</text:p>
          </table:table-cell>
          <table:table-cell table:formula="of:=[.E40]" office:value-type="float" office:value="469.255695225274" calcext:value-type="float">
            <text:p>469,25569522527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.D42]/[.$A$1]" office:value-type="float" office:value="246.941650628062" calcext:value-type="float">
            <text:p>246,94</text:p>
          </table:table-cell>
          <table:table-cell table:formula="of:=[.$A$2]/[.D41]" office:value-type="float" office:value="442.918396802726" calcext:value-type="float">
            <text:p>443</text:p>
          </table:table-cell>
          <table:table-cell table:formula="of:=[.E41]" office:value-type="float" office:value="442.918396802726" calcext:value-type="float">
            <text:p>442,9183968027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.D43]/[.$A$1]" office:value-type="float" office:value="261.625565300598" calcext:value-type="float">
            <text:p>261,63</text:p>
          </table:table-cell>
          <table:table-cell table:formula="of:=[.$A$2]/[.D42]" office:value-type="float" office:value="418.05929735625" calcext:value-type="float">
            <text:p>418</text:p>
          </table:table-cell>
          <table:table-cell table:formula="of:=[.E42]" office:value-type="float" office:value="418.05929735625" calcext:value-type="float">
            <text:p>418,05929735625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4" calcext:value-type="float">
            <text:p>4</text:p>
          </table:table-cell>
          <table:table-cell table:formula="of:=[.D44]/[.$A$1]" office:value-type="float" office:value="277.182630976872" calcext:value-type="float">
            <text:p>277,18</text:p>
          </table:table-cell>
          <table:table-cell table:formula="of:=[.$A$2]/[.D43]" office:value-type="float" office:value="394.595431952322" calcext:value-type="float">
            <text:p>395</text:p>
          </table:table-cell>
          <table:table-cell table:formula="of:=[.E43]" office:value-type="float" office:value="394.595431952322" calcext:value-type="float">
            <text:p>394,595431952322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.D45]/[.$A$1]" office:value-type="float" office:value="293.664767917407" calcext:value-type="float">
            <text:p>293,66</text:p>
          </table:table-cell>
          <table:table-cell table:formula="of:=[.$A$2]/[.D44]" office:value-type="float" office:value="372.448492121334" calcext:value-type="float">
            <text:p>372</text:p>
          </table:table-cell>
          <table:table-cell table:formula="of:=[.E44]" office:value-type="float" office:value="372.448492121334" calcext:value-type="float">
            <text:p>372,448492121334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4" calcext:value-type="float">
            <text:p>4</text:p>
          </table:table-cell>
          <table:table-cell table:formula="of:=[.D46]/[.$A$1]" office:value-type="float" office:value="311.126983722081" calcext:value-type="float">
            <text:p>311,13</text:p>
          </table:table-cell>
          <table:table-cell table:formula="of:=[.$A$2]/[.D45]" office:value-type="float" office:value="351.544564510358" calcext:value-type="float">
            <text:p>352</text:p>
          </table:table-cell>
          <table:table-cell table:formula="of:=[.E45]" office:value-type="float" office:value="351.544564510358" calcext:value-type="float">
            <text:p>351,544564510358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.D47]/[.$A$1]" office:value-type="float" office:value="329.62755691287" calcext:value-type="float">
            <text:p>329,63</text:p>
          </table:table-cell>
          <table:table-cell table:formula="of:=[.$A$2]/[.D46]" office:value-type="float" office:value="331.813884204199" calcext:value-type="float">
            <text:p>332</text:p>
          </table:table-cell>
          <table:table-cell table:formula="of:=[.E46]" office:value-type="float" office:value="331.813884204199" calcext:value-type="float">
            <text:p>331,813884204199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.D48]/[.$A$1]" office:value-type="float" office:value="349.228231433004" calcext:value-type="float">
            <text:p>349,23</text:p>
          </table:table-cell>
          <table:table-cell table:formula="of:=[.$A$2]/[.D47]" office:value-type="float" office:value="313.190601891481" calcext:value-type="float">
            <text:p>313</text:p>
          </table:table-cell>
          <table:table-cell table:formula="of:=[.E47]" office:value-type="float" office:value="313.190601891481" calcext:value-type="float">
            <text:p>313,19060189148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4" calcext:value-type="float">
            <text:p>4</text:p>
          </table:table-cell>
          <table:table-cell table:formula="of:=[.D49]/[.$A$1]" office:value-type="float" office:value="369.994422711634" calcext:value-type="float">
            <text:p>369,99</text:p>
          </table:table-cell>
          <table:table-cell table:formula="of:=[.$A$2]/[.D48]" office:value-type="float" office:value="295.612564098688" calcext:value-type="float">
            <text:p>296</text:p>
          </table:table-cell>
          <table:table-cell table:formula="of:=[.E48]" office:value-type="float" office:value="295.612564098688" calcext:value-type="float">
            <text:p>295,612564098688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D50]/[.$A$1]" office:value-type="float" office:value="391.995435981749" calcext:value-type="float">
            <text:p>392,00</text:p>
          </table:table-cell>
          <table:table-cell table:formula="of:=[.$A$2]/[.D49]" office:value-type="float" office:value="279.021105758722" calcext:value-type="float">
            <text:p>279</text:p>
          </table:table-cell>
          <table:table-cell table:formula="of:=[.E49]" office:value-type="float" office:value="279.021105758722" calcext:value-type="float">
            <text:p>279,021105758722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4" calcext:value-type="float">
            <text:p>4</text:p>
          </table:table-cell>
          <table:table-cell table:formula="of:=[.D51]/[.$A$1]" office:value-type="float" office:value="415.304697579945" calcext:value-type="float">
            <text:p>415,30</text:p>
          </table:table-cell>
          <table:table-cell table:formula="of:=[.$A$2]/[.D50]" office:value-type="float" office:value="263.3608544217" calcext:value-type="float">
            <text:p>263</text:p>
          </table:table-cell>
          <table:table-cell table:formula="of:=[.E50]" office:value-type="float" office:value="263.3608544217" calcext:value-type="float">
            <text:p>263,3608544217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,00</text:p>
          </table:table-cell>
          <table:table-cell table:formula="of:=[.$A$2]/[.D51]" office:value-type="float" office:value="248.579545454545" calcext:value-type="float">
            <text:p>249</text:p>
          </table:table-cell>
          <table:table-cell table:formula="of:=[.E51]" office:value-type="float" office:value="248.579545454545" calcext:value-type="float">
            <text:p>248,579545454545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4" calcext:value-type="float">
            <text:p>4</text:p>
          </table:table-cell>
          <table:table-cell table:formula="of:=[.D51]*[.$A$1]" office:value-type="float" office:value="466.16376151809" calcext:value-type="float">
            <text:p>466,16</text:p>
          </table:table-cell>
          <table:table-cell table:formula="of:=[.$A$2]/[.D52]" office:value-type="float" office:value="234.627847612637" calcext:value-type="float">
            <text:p>235</text:p>
          </table:table-cell>
          <table:table-cell table:formula="of:=[.E52]" office:value-type="float" office:value="234.627847612637" calcext:value-type="float">
            <text:p>234,627847612637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.D52]*[.$A$1]" office:value-type="float" office:value="493.883301256124" calcext:value-type="float">
            <text:p>493,88</text:p>
          </table:table-cell>
          <table:table-cell table:formula="of:=[.$A$2]/[.D53]" office:value-type="float" office:value="221.459198401363" calcext:value-type="float">
            <text:p>221</text:p>
          </table:table-cell>
          <table:table-cell table:formula="of:=[.E53]" office:value-type="float" office:value="221.459198401363" calcext:value-type="float">
            <text:p>221,45919840136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.D53]*[.$A$1]" office:value-type="float" office:value="523.251130601197" calcext:value-type="float">
            <text:p>523,25</text:p>
          </table:table-cell>
          <table:table-cell table:formula="of:=[.$A$2]/[.D54]" office:value-type="float" office:value="209.029648678125" calcext:value-type="float">
            <text:p>209</text:p>
          </table:table-cell>
          <table:table-cell table:formula="of:=[.E54]" office:value-type="float" office:value="209.029648678125" calcext:value-type="float">
            <text:p>209,029648678125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table:formula="of:=[.D54]*[.$A$1]" office:value-type="float" office:value="554.365261953744" calcext:value-type="float">
            <text:p>554,37</text:p>
          </table:table-cell>
          <table:table-cell table:formula="of:=[.$A$2]/[.D55]" office:value-type="float" office:value="197.297715976161" calcext:value-type="float">
            <text:p>197</text:p>
          </table:table-cell>
          <table:table-cell table:formula="of:=[.E55]" office:value-type="float" office:value="197.297715976161" calcext:value-type="float">
            <text:p>197,297715976161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D55]*[.$A$1]" office:value-type="float" office:value="587.329535834815" calcext:value-type="float">
            <text:p>587,33</text:p>
          </table:table-cell>
          <table:table-cell table:formula="of:=[.$A$2]/[.D56]" office:value-type="float" office:value="186.224246060667" calcext:value-type="float">
            <text:p>186</text:p>
          </table:table-cell>
          <table:table-cell table:formula="of:=[.E56]" office:value-type="float" office:value="186.224246060667" calcext:value-type="float">
            <text:p>186,224246060667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5" calcext:value-type="float">
            <text:p>5</text:p>
          </table:table-cell>
          <table:table-cell table:formula="of:=[.D56]*[.$A$1]" office:value-type="float" office:value="622.253967444162" calcext:value-type="float">
            <text:p>622,25</text:p>
          </table:table-cell>
          <table:table-cell table:formula="of:=[.$A$2]/[.D57]" office:value-type="float" office:value="175.772282255179" calcext:value-type="float">
            <text:p>176</text:p>
          </table:table-cell>
          <table:table-cell table:formula="of:=[.E57]" office:value-type="float" office:value="175.772282255179" calcext:value-type="float">
            <text:p>175,772282255179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.D57]*[.$A$1]" office:value-type="float" office:value="659.25511382574" calcext:value-type="float">
            <text:p>659,26</text:p>
          </table:table-cell>
          <table:table-cell table:formula="of:=[.$A$2]/[.D58]" office:value-type="float" office:value="165.906942102099" calcext:value-type="float">
            <text:p>166</text:p>
          </table:table-cell>
          <table:table-cell table:formula="of:=[.E58]" office:value-type="float" office:value="165.906942102099" calcext:value-type="float">
            <text:p>165,906942102099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.D58]*[.$A$1]" office:value-type="float" office:value="698.456462866008" calcext:value-type="float">
            <text:p>698,46</text:p>
          </table:table-cell>
          <table:table-cell table:formula="of:=[.$A$2]/[.D59]" office:value-type="float" office:value="156.595300945741" calcext:value-type="float">
            <text:p>157</text:p>
          </table:table-cell>
          <table:table-cell table:formula="of:=[.E59]" office:value-type="float" office:value="156.595300945741" calcext:value-type="float">
            <text:p>156,59530094574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5" calcext:value-type="float">
            <text:p>5</text:p>
          </table:table-cell>
          <table:table-cell table:formula="of:=[.D59]*[.$A$1]" office:value-type="float" office:value="739.988845423269" calcext:value-type="float">
            <text:p>739,99</text:p>
          </table:table-cell>
          <table:table-cell table:formula="of:=[.$A$2]/[.D60]" office:value-type="float" office:value="147.806282049344" calcext:value-type="float">
            <text:p>148</text:p>
          </table:table-cell>
          <table:table-cell table:formula="of:=[.E60]" office:value-type="float" office:value="147.806282049344" calcext:value-type="float">
            <text:p>147,806282049344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.D60]*[.$A$1]" office:value-type="float" office:value="783.990871963499" calcext:value-type="float">
            <text:p>783,99</text:p>
          </table:table-cell>
          <table:table-cell table:formula="of:=[.$A$2]/[.D61]" office:value-type="float" office:value="139.510552879361" calcext:value-type="float">
            <text:p>140</text:p>
          </table:table-cell>
          <table:table-cell table:formula="of:=[.E61]" office:value-type="float" office:value="139.510552879361" calcext:value-type="float">
            <text:p>139,510552879361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formula="of:=[.D61]*[.$A$1]" office:value-type="float" office:value="830.609395159891" calcext:value-type="float">
            <text:p>830,61</text:p>
          </table:table-cell>
          <table:table-cell table:formula="of:=[.$A$2]/[.D62]" office:value-type="float" office:value="131.68042721085" calcext:value-type="float">
            <text:p>132</text:p>
          </table:table-cell>
          <table:table-cell table:formula="of:=[.E62]" office:value-type="float" office:value="131.68042721085" calcext:value-type="float">
            <text:p>131,6804272108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.D62]*[.$A$1]" office:value-type="float" office:value="880" calcext:value-type="float">
            <text:p>880,00</text:p>
          </table:table-cell>
          <table:table-cell table:formula="of:=[.$A$2]/[.D63]" office:value-type="float" office:value="124.289772727273" calcext:value-type="float">
            <text:p>124</text:p>
          </table:table-cell>
          <table:table-cell table:formula="of:=[.E63]" office:value-type="float" office:value="124.289772727273" calcext:value-type="float">
            <text:p>124,289772727273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5" calcext:value-type="float">
            <text:p>5</text:p>
          </table:table-cell>
          <table:table-cell table:formula="of:=[.D63]*[.$A$1]" office:value-type="float" office:value="932.32752303618" calcext:value-type="float">
            <text:p>932,33</text:p>
          </table:table-cell>
          <table:table-cell table:formula="of:=[.$A$2]/[.D64]" office:value-type="float" office:value="117.313923806318" calcext:value-type="float">
            <text:p>117</text:p>
          </table:table-cell>
          <table:table-cell table:formula="of:=[.E64]" office:value-type="float" office:value="117.313923806318" calcext:value-type="float">
            <text:p>117,313923806318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.D64]*[.$A$1]" office:value-type="float" office:value="987.766602512249" calcext:value-type="float">
            <text:p>987,77</text:p>
          </table:table-cell>
          <table:table-cell table:formula="of:=[.$A$2]/[.D65]" office:value-type="float" office:value="110.729599200681" calcext:value-type="float">
            <text:p>111</text:p>
          </table:table-cell>
          <table:table-cell table:formula="of:=[.E65]" office:value-type="float" office:value="110.729599200681" calcext:value-type="float">
            <text:p>110,72959920068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.D65]*[.$A$1]" office:value-type="float" office:value="1046.50226120239" calcext:value-type="float">
            <text:p>1046,50</text:p>
          </table:table-cell>
          <table:table-cell table:formula="of:=[.$A$2]/[.D66]" office:value-type="float" office:value="104.514824339063" calcext:value-type="float">
            <text:p>105</text:p>
          </table:table-cell>
          <table:table-cell table:formula="of:=[.E66]" office:value-type="float" office:value="104.514824339063" calcext:value-type="float">
            <text:p>104,514824339063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6" calcext:value-type="float">
            <text:p>6</text:p>
          </table:table-cell>
          <table:table-cell table:formula="of:=[.D66]*[.$A$1]" office:value-type="float" office:value="1108.73052390749" calcext:value-type="float">
            <text:p>1108,73</text:p>
          </table:table-cell>
          <table:table-cell table:formula="of:=[.$A$2]/[.D67]" office:value-type="float" office:value="98.6488579880806" calcext:value-type="float">
            <text:p>99</text:p>
          </table:table-cell>
          <table:table-cell table:formula="of:=[.E67]" office:value-type="float" office:value="98.6488579880806" calcext:value-type="float">
            <text:p>98,6488579880806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.D67]*[.$A$1]" office:value-type="float" office:value="1174.65907166963" calcext:value-type="float">
            <text:p>1174,66</text:p>
          </table:table-cell>
          <table:table-cell table:formula="of:=[.$A$2]/[.D68]" office:value-type="float" office:value="93.1121230303335" calcext:value-type="float">
            <text:p>93</text:p>
          </table:table-cell>
          <table:table-cell table:formula="of:=[.E68]" office:value-type="float" office:value="93.1121230303335" calcext:value-type="float">
            <text:p>93,1121230303335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6" calcext:value-type="float">
            <text:p>6</text:p>
          </table:table-cell>
          <table:table-cell table:formula="of:=[.D68]*[.$A$1]" office:value-type="float" office:value="1244.50793488832" calcext:value-type="float">
            <text:p>1244,51</text:p>
          </table:table-cell>
          <table:table-cell table:formula="of:=[.$A$2]/[.D69]" office:value-type="float" office:value="87.8861411275893" calcext:value-type="float">
            <text:p>88</text:p>
          </table:table-cell>
          <table:table-cell table:formula="of:=[.E69]" office:value-type="float" office:value="87.8861411275893" calcext:value-type="float">
            <text:p>87,8861411275893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.D69]*[.$A$1]" office:value-type="float" office:value="1318.51022765148" calcext:value-type="float">
            <text:p>1318,51</text:p>
          </table:table-cell>
          <table:table-cell table:formula="of:=[.$A$2]/[.D70]" office:value-type="float" office:value="82.9534710510497" calcext:value-type="float">
            <text:p>83</text:p>
          </table:table-cell>
          <table:table-cell table:formula="of:=[.E70]" office:value-type="float" office:value="82.9534710510497" calcext:value-type="float">
            <text:p>82,9534710510497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.D70]*[.$A$1]" office:value-type="float" office:value="1396.91292573202" calcext:value-type="float">
            <text:p>1396,91</text:p>
          </table:table-cell>
          <table:table-cell table:formula="of:=[.$A$2]/[.D71]" office:value-type="float" office:value="78.2976504728703" calcext:value-type="float">
            <text:p>78</text:p>
          </table:table-cell>
          <table:table-cell table:formula="of:=[.E71]" office:value-type="float" office:value="78.2976504728703" calcext:value-type="float">
            <text:p>78,297650472870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6" calcext:value-type="float">
            <text:p>6</text:p>
          </table:table-cell>
          <table:table-cell table:formula="of:=[.D71]*[.$A$1]" office:value-type="float" office:value="1479.97769084654" calcext:value-type="float">
            <text:p>1479,98</text:p>
          </table:table-cell>
          <table:table-cell table:formula="of:=[.$A$2]/[.D72]" office:value-type="float" office:value="73.9031410246719" calcext:value-type="float">
            <text:p>74</text:p>
          </table:table-cell>
          <table:table-cell table:formula="of:=[.E72]" office:value-type="float" office:value="73.9031410246719" calcext:value-type="float">
            <text:p>73,9031410246719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.D72]*[.$A$1]" office:value-type="float" office:value="1567.981743927" calcext:value-type="float">
            <text:p>1567,98</text:p>
          </table:table-cell>
          <table:table-cell table:formula="of:=[.$A$2]/[.D73]" office:value-type="float" office:value="69.7552764396805" calcext:value-type="float">
            <text:p>70</text:p>
          </table:table-cell>
          <table:table-cell table:formula="of:=[.E73]" office:value-type="float" office:value="69.7552764396805" calcext:value-type="float">
            <text:p>69,7552764396805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table:formula="of:=[.D73]*[.$A$1]" office:value-type="float" office:value="1661.21879031978" calcext:value-type="float">
            <text:p>1661,22</text:p>
          </table:table-cell>
          <table:table-cell table:formula="of:=[.$A$2]/[.D74]" office:value-type="float" office:value="65.8402136054249" calcext:value-type="float">
            <text:p>66</text:p>
          </table:table-cell>
          <table:table-cell table:formula="of:=[.E74]" office:value-type="float" office:value="65.8402136054249" calcext:value-type="float">
            <text:p>65,840213605424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.D74]*[.$A$1]" office:value-type="float" office:value="1760" calcext:value-type="float">
            <text:p>1760,00</text:p>
          </table:table-cell>
          <table:table-cell table:formula="of:=[.$A$2]/[.D75]" office:value-type="float" office:value="62.1448863636363" calcext:value-type="float">
            <text:p>62</text:p>
          </table:table-cell>
          <table:table-cell table:formula="of:=[.E75]" office:value-type="float" office:value="62.1448863636363" calcext:value-type="float">
            <text:p>62,1448863636363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6" calcext:value-type="float">
            <text:p>6</text:p>
          </table:table-cell>
          <table:table-cell table:formula="of:=[.D75]*[.$A$1]" office:value-type="float" office:value="1864.65504607236" calcext:value-type="float">
            <text:p>1864,66</text:p>
          </table:table-cell>
          <table:table-cell table:formula="of:=[.$A$2]/[.D76]" office:value-type="float" office:value="58.6569619031592" calcext:value-type="float">
            <text:p>59</text:p>
          </table:table-cell>
          <table:table-cell table:formula="of:=[.E76]" office:value-type="float" office:value="58.6569619031592" calcext:value-type="float">
            <text:p>58,6569619031592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.D76]*[.$A$1]" office:value-type="float" office:value="1975.5332050245" calcext:value-type="float">
            <text:p>1975,53</text:p>
          </table:table-cell>
          <table:table-cell table:formula="of:=[.$A$2]/[.D77]" office:value-type="float" office:value="55.3647996003407" calcext:value-type="float">
            <text:p>55</text:p>
          </table:table-cell>
          <table:table-cell table:formula="of:=[.E77]" office:value-type="float" office:value="55.3647996003407" calcext:value-type="float">
            <text:p>55,36479960034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.D77]*[.$A$1]" office:value-type="float" office:value="2093.00452240479" calcext:value-type="float">
            <text:p>2093,00</text:p>
          </table:table-cell>
          <table:table-cell table:formula="of:=[.$A$2]/[.D78]" office:value-type="float" office:value="52.2574121695312" calcext:value-type="float">
            <text:p>52</text:p>
          </table:table-cell>
          <table:table-cell table:formula="of:=[.E78]" office:value-type="float" office:value="52.2574121695312" calcext:value-type="float">
            <text:p>52,2574121695312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7" calcext:value-type="float">
            <text:p>7</text:p>
          </table:table-cell>
          <table:table-cell table:formula="of:=[.D78]*[.$A$1]" office:value-type="float" office:value="2217.46104781498" calcext:value-type="float">
            <text:p>2217,46</text:p>
          </table:table-cell>
          <table:table-cell table:formula="of:=[.$A$2]/[.D79]" office:value-type="float" office:value="49.3244289940403" calcext:value-type="float">
            <text:p>49</text:p>
          </table:table-cell>
          <table:table-cell table:formula="of:=[.E79]" office:value-type="float" office:value="49.3244289940403" calcext:value-type="float">
            <text:p>49,3244289940403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.D79]*[.$A$1]" office:value-type="float" office:value="2349.31814333926" calcext:value-type="float">
            <text:p>2349,32</text:p>
          </table:table-cell>
          <table:table-cell table:formula="of:=[.$A$2]/[.D80]" office:value-type="float" office:value="46.5560615151667" calcext:value-type="float">
            <text:p>47</text:p>
          </table:table-cell>
          <table:table-cell table:formula="of:=[.E80]" office:value-type="float" office:value="46.5560615151667" calcext:value-type="float">
            <text:p>46,5560615151667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7" calcext:value-type="float">
            <text:p>7</text:p>
          </table:table-cell>
          <table:table-cell table:formula="of:=[.D80]*[.$A$1]" office:value-type="float" office:value="2489.01586977665" calcext:value-type="float">
            <text:p>2489,02</text:p>
          </table:table-cell>
          <table:table-cell table:formula="of:=[.$A$2]/[.D81]" office:value-type="float" office:value="43.9430705637946" calcext:value-type="float">
            <text:p>44</text:p>
          </table:table-cell>
          <table:table-cell table:formula="of:=[.E81]" office:value-type="float" office:value="43.9430705637946" calcext:value-type="float">
            <text:p>43,9430705637946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.D81]*[.$A$1]" office:value-type="float" office:value="2637.02045530296" calcext:value-type="float">
            <text:p>2637,02</text:p>
          </table:table-cell>
          <table:table-cell table:formula="of:=[.$A$2]/[.D82]" office:value-type="float" office:value="41.4767355255248" calcext:value-type="float">
            <text:p>41</text:p>
          </table:table-cell>
          <table:table-cell table:formula="of:=[.E82]" office:value-type="float" office:value="41.4767355255248" calcext:value-type="float">
            <text:p>41,4767355255248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.D82]*[.$A$1]" office:value-type="float" office:value="2793.82585146403" calcext:value-type="float">
            <text:p>2793,83</text:p>
          </table:table-cell>
          <table:table-cell table:formula="of:=[.$A$2]/[.D83]" office:value-type="float" office:value="39.1488252364351" calcext:value-type="float">
            <text:p>39</text:p>
          </table:table-cell>
          <table:table-cell table:formula="of:=[.E83]" office:value-type="float" office:value="39.1488252364351" calcext:value-type="float">
            <text:p>39,148825236435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float" office:value="7" calcext:value-type="float">
            <text:p>7</text:p>
          </table:table-cell>
          <table:table-cell table:formula="of:=[.D83]*[.$A$1]" office:value-type="float" office:value="2959.95538169308" calcext:value-type="float">
            <text:p>2959,96</text:p>
          </table:table-cell>
          <table:table-cell table:formula="of:=[.$A$2]/[.D84]" office:value-type="float" office:value="36.9515705123359" calcext:value-type="float">
            <text:p>37</text:p>
          </table:table-cell>
          <table:table-cell table:formula="of:=[.E84]" office:value-type="float" office:value="36.9515705123359" calcext:value-type="float">
            <text:p>36,9515705123359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.D84]*[.$A$1]" office:value-type="float" office:value="3135.963487854" calcext:value-type="float">
            <text:p>3135,96</text:p>
          </table:table-cell>
          <table:table-cell table:formula="of:=[.$A$2]/[.D85]" office:value-type="float" office:value="34.8776382198402" calcext:value-type="float">
            <text:p>35</text:p>
          </table:table-cell>
          <table:table-cell table:formula="of:=[.E85]" office:value-type="float" office:value="34.8776382198402" calcext:value-type="float">
            <text:p>34,8776382198402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7" calcext:value-type="float">
            <text:p>7</text:p>
          </table:table-cell>
          <table:table-cell table:formula="of:=[.D85]*[.$A$1]" office:value-type="float" office:value="3322.43758063956" calcext:value-type="float">
            <text:p>3322,44</text:p>
          </table:table-cell>
          <table:table-cell table:formula="of:=[.$A$2]/[.D86]" office:value-type="float" office:value="32.9201068027124" calcext:value-type="float">
            <text:p>33</text:p>
          </table:table-cell>
          <table:table-cell table:formula="of:=[.E86]" office:value-type="float" office:value="32.9201068027124" calcext:value-type="float">
            <text:p>32,9201068027124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.D86]*[.$A$1]" office:value-type="float" office:value="3520" calcext:value-type="float">
            <text:p>3520,00</text:p>
          </table:table-cell>
          <table:table-cell table:formula="of:=[.$A$2]/[.D87]" office:value-type="float" office:value="31.0724431818181" calcext:value-type="float">
            <text:p>31</text:p>
          </table:table-cell>
          <table:table-cell table:formula="of:=[.E87]" office:value-type="float" office:value="31.0724431818181" calcext:value-type="float">
            <text:p>31,0724431818181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7" calcext:value-type="float">
            <text:p>7</text:p>
          </table:table-cell>
          <table:table-cell table:formula="of:=[.D87]*[.$A$1]" office:value-type="float" office:value="3729.31009214472" calcext:value-type="float">
            <text:p>3729,31</text:p>
          </table:table-cell>
          <table:table-cell table:formula="of:=[.$A$2]/[.D88]" office:value-type="float" office:value="29.3284809515796" calcext:value-type="float">
            <text:p>29</text:p>
          </table:table-cell>
          <table:table-cell table:formula="of:=[.E88]" office:value-type="float" office:value="29.3284809515796" calcext:value-type="float">
            <text:p>29,3284809515796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.D88]*[.$A$1]" office:value-type="float" office:value="3951.066410049" calcext:value-type="float">
            <text:p>3951,07</text:p>
          </table:table-cell>
          <table:table-cell table:formula="of:=[.$A$2]/[.D89]" office:value-type="float" office:value="27.6823998001703" calcext:value-type="float">
            <text:p>28</text:p>
          </table:table-cell>
          <table:table-cell table:formula="of:=[.E89]" office:value-type="float" office:value="27.6823998001703" calcext:value-type="float">
            <text:p>27,6823998001703</text:p>
          </table:table-cell>
        </table:table-row>
        <table:table-row table:style-name="ro1" table:number-rows-repeated="104848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7:40:07.300000000</meta:creation-date>
    <meta:generator>LibreOffice/6.2.3.2$Windows_X86_64 LibreOffice_project/aecc05fe267cc68dde00352a451aa867b3b546ac</meta:generator>
    <dc:date>2022-08-25T18:45:57.017000000</dc:date>
    <meta:editing-duration>PT54M58S</meta:editing-duration>
    <meta:editing-cycles>4</meta:editing-cycles>
    <meta:document-statistic meta:table-count="1" meta:cell-count="440" meta:object-count="0"/>
  </office:meta>
</office:document-meta>
</file>